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0000000159502F9AE22CF2BC0.png" manifest:media-type="image/png"/>
  <manifest:file-entry manifest:full-path="Pictures/10000201000000DC00000017896FE77CB8A98E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79db"/>
    </style:style>
    <style:style style:name="P2" style:family="paragraph" style:parent-style-name="Heading_20_1">
      <style:text-properties officeooo:rsid="001779db" officeooo:paragraph-rsid="001779db"/>
    </style:style>
    <style:style style:name="P3" style:family="paragraph" style:parent-style-name="Heading_20_1">
      <style:text-properties officeooo:paragraph-rsid="002244f4"/>
    </style:style>
    <style:style style:name="P4" style:family="paragraph" style:parent-style-name="Text_20_body" style:list-style-name="L1">
      <style:text-properties officeooo:paragraph-rsid="00201c45"/>
    </style:style>
    <style:style style:name="P5" style:family="paragraph" style:parent-style-name="Text_20_body" style:list-style-name="L1">
      <style:text-properties officeooo:paragraph-rsid="001a9b65"/>
    </style:style>
    <style:style style:name="P6" style:family="paragraph" style:parent-style-name="Text_20_body" style:list-style-name="L1">
      <style:text-properties fo:font-weight="bold" officeooo:rsid="001779db" officeooo:paragraph-rsid="001779db" style:font-weight-asian="bold" style:font-weight-complex="bold"/>
    </style:style>
    <style:style style:name="P7" style:family="paragraph" style:parent-style-name="Text_20_body" style:list-style-name="L1">
      <style:text-properties fo:font-weight="normal" officeooo:rsid="001779db" officeooo:paragraph-rsid="001779db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18d26c" officeooo:paragraph-rsid="0018d26c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01fcdb7" officeooo:paragraph-rsid="001fcdb7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201c45" officeooo:paragraph-rsid="00201c45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0207227" officeooo:paragraph-rsid="00207227" style:font-weight-asian="normal" style:font-weight-complex="normal"/>
    </style:style>
    <style:style style:name="P12" style:family="paragraph" style:parent-style-name="Text_20_body" style:list-style-name="L1">
      <style:text-properties officeooo:rsid="001a9b65" officeooo:paragraph-rsid="001a9b65"/>
    </style:style>
    <style:style style:name="P13" style:family="paragraph" style:parent-style-name="Text_20_body">
      <style:text-properties officeooo:paragraph-rsid="0021083f"/>
    </style:style>
    <style:style style:name="P14" style:family="paragraph" style:parent-style-name="Text_20_body" style:list-style-name="L2">
      <style:text-properties officeooo:rsid="0021083f" officeooo:paragraph-rsid="0021083f"/>
    </style:style>
    <style:style style:name="P15" style:family="paragraph" style:parent-style-name="Text_20_body" style:list-style-name="L2">
      <style:text-properties officeooo:rsid="0021083f" officeooo:paragraph-rsid="002244f4"/>
    </style:style>
    <style:style style:name="P16" style:family="paragraph" style:parent-style-name="Text_20_body" style:list-style-name="L3">
      <style:text-properties officeooo:rsid="002244f4" officeooo:paragraph-rsid="002244f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1c45" style:font-weight-asian="normal" style:font-weight-complex="normal"/>
    </style:style>
    <style:style style:name="T3" style:family="text">
      <style:text-properties fo:font-weight="normal" officeooo:rsid="001a9b65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1c45" style:font-weight-asian="bold" style:font-weight-complex="bold"/>
    </style:style>
    <style:style style:name="T6" style:family="text">
      <style:text-properties fo:font-weight="bold" officeooo:rsid="001a9b65" style:font-weight-asian="bold" style:font-weight-complex="bold"/>
    </style:style>
    <style:style style:name="T7" style:family="text">
      <style:text-properties style:font-name="DejaVu Sans Mono" fo:font-size="14pt" fo:font-weight="bold" officeooo:rsid="00201c45" style:font-size-asian="12.25pt" style:font-weight-asian="bold" style:font-size-complex="14pt" style:font-weight-complex="bold"/>
    </style:style>
    <style:style style:name="T8" style:family="text">
      <style:text-properties fo:color="#3465a4" officeooo:rsid="0021083f"/>
    </style:style>
    <style:style style:name="T9" style:family="text">
      <style:text-properties officeooo:rsid="002244f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hapter 9</text:h>
      <text:p text:style-name="P1"/>
      <text:list xml:id="list3615959657" text:style-name="L1">
        <text:list-item>
          <text:p text:style-name="P6">Modules <text:span text:style-name="T1">is a collection of packages</text:span></text:p>
        </text:list-item>
        <text:list-item>
          <text:p text:style-name="P7">the module name and the names of the packages inside it don’t relate, the java.sql module has java.sql and javax.sql package</text:p>
        </text:list-item>
        <text:list-item>
          <text:p text:style-name="P7">a convention is to name the module with the same name of the most genereal package it exports</text:p>
        </text:list-item>
        <text:list-item>
          <text:p text:style-name="P8">you only use module names in module declaration you don’t refer to it in the code.</text:p>
        </text:list-item>
        <text:list-item>
          <text:p text:style-name="P12"><text:span text:style-name="T1">To compile a modular program<text:line-break/> </text:span><text:span text:style-name="T4">javac --module-path </text:span><text:span text:style-name="T5">(or -p)</text:span><text:span text:style-name="T4"> path/module-info.java <text:line-break/>--mod</text:span><text:span text:style-name="T5">u</text:span><text:span text:style-name="T4">le </text:span><text:span text:style-name="T5">(or -m)</text:span><text:span text:style-name="T4"> path/mainClass.java<text:line-break/></text:span></text:p>
        </text:list-item>
        <text:list-item>
          <text:p text:style-name="P5"><text:span text:style-name="T3">to run a modular program<text:line-break/> </text:span><text:span text:style-name="T6">java --module-path path_to_module-info.class <text:line-break/>--module module_name/package.</text:span><text:span text:style-name="T7">mainClass</text:span></text:p>
        </text:list-item>
        <text:list-item>
          <text:p text:style-name="P9">to configure a module you put the <text:span text:style-name="T4">module-info.java </text:span>file in the root folder of the module(the folder that contains all the packages in the module)</text:p>
        </text:list-item>
        <text:list-item>
          <text:p text:style-name="P9">in the modul-info.java class you can <text:line-break/><text:span text:style-name="T4">requires module_name<text:line-break/></text:span>or <text:line-break/><text:span text:style-name="T4">exports package_name</text:span></text:p>
        </text:list-item>
        <text:list-item>
          <text:p text:style-name="P10">to compile a module that requires another module</text:p>
          <text:list>
            <text:list-item>
              <text:p text:style-name="P10">first you need to compile the required module</text:p>
            </text:list-item>
            <text:list-item>
              <text:p text:style-name="P10">then <text:span text:style-name="T4">javac -p required_module_name <text:line-break/>path/module-info.java path/mainClass.java</text:span></text:p>
            </text:list-item>
            <text:list-item>
              <text:p text:style-name="P4"><text:span text:style-name="T2">then run the application using the two modules in the module path<text:line-break/></text:span><text:span text:style-name="T5">java -p module1:module2 -m module/</text:span><text:span text:style-name="T7">pkg</text:span><text:span text:style-name="T5">.mainclass</text:span></text:p>
            </text:list-item>
          </text:list>
        </text:list-item>
        <text:list-item>
          <text:p text:style-name="P11">in eclipse to make modules you have to make a separate project for each module and add the <text:soft-page-break/>required modules in the project properties module-path</text:p>
        </text:list-item>
        <text:list-item>
          <text:p text:style-name="P11">modules doesn’t introduce new scope, that is you can’t have two packages with the same name, even if they weren’t exported.</text:p>
        </text:list-item>
      </text:list>
      <text:h text:style-name="Heading_20_1" text:outline-level="1">Jar files</text:h>
      <text:list xml:id="list1856046034" text:style-name="L2">
        <text:list-item>
          <text:p text:style-name="P14">The basic command for creating a jar file</text:p>
          <text:p text:style-name="P14"><draw:frame draw:style-name="fr1" draw:name="Image1" text:anchor-type="char" svg:x="1.2008in" svg:y="-0.0217in" svg:width="3.2811in" svg:height="0.3429in" draw:z-index="0"><draw:image xlink:href="Pictures/10000201000000DC00000017896FE77CB8A98E19.png" xlink:type="simple" xlink:show="embed" xlink:actuate="onLoad" loext:mime-type="image/png"/></draw:frame>c → specify that you want to creat a jar file<text:line-break/>f → directs the output to a file not the stdout<text:line-break/><text:line-break/>the above command will generate a compressed jar file with a default manifest file <text:line-break/><text:line-break/>M → will not generate the default manifest file<text:line-break/>0 → will not compress the jar<text:line-break/>m → to add the manifest file manually<text:line-break/>note <draw:frame draw:style-name="fr1" draw:name="Image2" text:anchor-type="char" svg:x="1.2634in" svg:y="3.1299in" svg:width="3.8335in" svg:height="0.2189in" draw:z-index="1"><draw:image xlink:href="Pictures/1000020100000170000000159502F9AE22CF2BC0.png" xlink:type="simple" xlink:show="embed" xlink:actuate="onLoad" loext:mime-type="image/png"/></draw:frame>that the manifes file must end with a new line<text:line-break/><text:line-break/>v → produces a verbose output(show the files being added to the jar in the stdout</text:p>
        </text:list-item>
        <text:list-item>
          <text:p text:style-name="P15">the creation time of the jar file is embedded inside the jar fil<text:span text:style-name="T9">e</text:span></text:p>
          <text:p text:style-name="P15"/>
        </text:list-item>
      </text:list>
      <text:h text:style-name="P3" text:outline-level="1"><text:span text:style-name="T9">back to modules</text:span></text:h>
      <text:list xml:id="list448945835" text:style-name="L3">
        <text:list-item>
          <text:p text:style-name="P16">The <text:span text:style-name="T4">opens</text:span> keyword allows the module to open a package, which enables reflective access to all instances of the classes in that package.</text:p>
        </text:list-item>
        <text:list-item>
          <text:p text:style-name="P16">You can declare a module to be <text:span text:style-name="T4">open module{…}, </text:span><text:span text:style-name="T1">in this way all of its packages at run time will be as if they were </text:span><text:span text:style-name="T4">exports</text:span><text:span text:style-name="T1"> and </text:span><text:span text:style-name="T4">opens, </text:span><text:span text:style-name="T1">but only explicitly declared exports are available at compile time</text:span></text:p>
        </text:list-item>
      </text:list>
      <text:h text:style-name="P3" text:outline-level="1"><text:soft-page-break/><text:line-break/><text:line-break/></text:h>
      <text:p text:style-name="P13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DejaVu Sans Mono" fo:font-family="'DejaVu Sans Mono'" style:font-family-generic="modern" style:font-pitch="fixed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3465a4" fo:font-size="130%" fo:font-weight="bold" officeooo:rsid="0021083f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9:06:27.706019679</meta:creation-date>
    <dc:date>2022-03-16T21:05:34.920400968</dc:date>
    <meta:editing-duration>PT2H39M39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3" meta:paragraph-count="24" meta:word-count="406" meta:character-count="2270" meta:non-whitespace-character-count="1896"/>
  </office:meta>
</office:document-meta>
</file>